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wareConnectionFactoryProxy.getTransactionAwareConnectionProxy( ConnectionFactory 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wareInvocationHandler.invoke( Object proxy , Method method , Object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ransactionAwareInvocationHandler.TransactionAwareInvocationHandler( Connection connection , ConnectionFactory 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AwareInvocationHandler.proxyToString( @ Nullable Object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onnectionFactoryProxy.proxyConnection( Connection connection , ConnectionFactory targetConnectio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wareConnectionFactoryProxy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wareConnectionFactoryProxy.TransactionAwareConnectionFactoryProxy( ConnectionFactory target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